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fo:font-size="14pt" officeooo:rsid="000c5e74" officeooo:paragraph-rsid="000c5e74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0c5e74" officeooo:paragraph-rsid="000c5e74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6" style:family="paragraph" style:parent-style-name="Text_20_body" style:list-style-name="L2">
      <style:paragraph-properties fo:margin-left="0in" fo:margin-right="0in" fo:margin-top="0in" fo:margin-bottom="0in" loext:contextual-spacing="false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7" style:family="paragraph" style:parent-style-name="Text_20_body" style:list-style-name="L3">
      <style:paragraph-properties fo:margin-left="0in" fo:margin-right="0in" fo:margin-top="0in" fo:margin-bottom="0in" loext:contextual-spacing="false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bold" style:font-size-asian="14pt" style:font-size-complex="14pt"/>
    </style:style>
    <style:style style:name="T1" style:family="text">
      <style:text-properties officeooo:rsid="000c5e74"/>
    </style:style>
    <style:style style:name="T2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<text:span text:style-name="T1">cise 1:</text:span></text:p>
      <text:p text:style-name="P2">Step 3:</text:p>
      <text:p text:style-name="P2">Check and compare DTD, XML Schema, Relax NG and other schema languages for XML:</text:p>
      <text:p text:style-name="P3"><text:span text:style-name="T2">Tool support </text:span>(as of today)</text:p>
      <text:list xml:id="list1453520259" text:style-name="L1">
        <text:list-item>
          <text:p text:style-name="P5">Best: DTD</text:p>
        </text:list-item>
        <text:list-item>
          <text:p text:style-name="P5">Most promising: W3C XML Schema</text:p>
        </text:list-item>
        <text:list-item>
          <text:p text:style-name="P5">Challenger: RELAX NG</text:p>
        </text:list-item>
        <text:list-item>
          <text:p text:style-name="P5">Niche: Schematron and Examplotron</text:p>
        </text:list-item>
      </text:list>
      <text:p text:style-name="P8">Features</text:p>
      <text:list xml:id="list3755143181" text:style-name="L2">
        <text:list-item>
          <text:p text:style-name="P6">Structures: DTD, W3C XML Schema, RELAX NG, Examplotron.</text:p>
        </text:list-item>
        <text:list-item>
          <text:p text:style-name="P6">Datatype: W3C XML Schema</text:p>
        </text:list-item>
        <text:list-item>
          <text:p text:style-name="P6">Integrity: W3C XML Schema, Schematron, Examplotron</text:p>
        </text:list-item>
        <text:list-item>
          <text:p text:style-name="P6">Rules: Schematron, Examplotron</text:p>
        </text:list-item>
      </text:list>
      <text:p text:style-name="P4"><text:span text:style-name="T2">Flexibility </text:span>(ability to describe a wide range of structures)</text:p>
      <text:list xml:id="list1482438592" text:style-name="L3">
        <text:list-item>
          <text:p text:style-name="P7">Most flexible: Schematron (but everything needs to be defined "by hand").</text:p>
        </text:list-item>
        <text:list-item>
          <text:p text:style-name="P7">Most flexible structure-based language: RELAX NG.</text:p>
        </text:list-item>
        <text:list-item>
          <text:p text:style-name="P7">Integrity: W3C XML Schema, Schematron, Examplotron</text:p>
        </text:list-item>
        <text:list-item>
          <text:p text:style-name="P7">Challenger: Examplotron</text:p>
        </text:list-item>
        <text:list-item>
          <text:p text:style-name="P7">Behind: W3C XML Schema</text:p>
        </text:list-item>
        <text:list-item>
          <text:p text:style-name="P7">Least flexible: DTD (lack of namespace support)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5-19T00:00:02.300839875</meta:creation-date>
    <meta:generator>LibreOffice/6.3.5.2$Linux_X86_64 LibreOffice_project/30$Build-2</meta:generator>
    <dc:date>2021-05-19T00:04:45.309379041</dc:date>
    <meta:editing-duration>PT4M43S</meta:editing-duration>
    <meta:editing-cycles>2</meta:editing-cycles>
    <meta:document-statistic meta:table-count="0" meta:image-count="0" meta:object-count="0" meta:page-count="1" meta:paragraph-count="20" meta:word-count="118" meta:character-count="734" meta:non-whitespace-character-count="650"/>
  </office:meta>
</office:document-meta>
</file>